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85794" officeooo:paragraph-rsid="00085794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language="fr" fo:country="BE" fo:font-weight="normal" officeooo:rsid="00085794" officeooo:paragraph-rsid="000966de" style:font-size-asian="12pt" style:font-weight-asian="normal" style:font-name-complex="Tahoma" style:font-size-complex="12pt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language="fr" fo:country="BE" fo:font-weight="normal" officeooo:rsid="000a46d5" officeooo:paragraph-rsid="000a46d5" style:font-size-asian="12pt" style:font-weight-asian="normal" style:font-name-complex="Tahoma" style:font-size-complex="12pt" style:font-weight-complex="normal"/>
    </style:style>
    <style:style style:name="T1" style:family="text">
      <style:text-properties officeooo:rsid="000a5f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rvice Public de Wallonie <text:s text:c="2"/>- <text:s text:c="2"/>TLP<text:span text:style-name="T1">E</text:span></text:p>
      <text:p text:style-name="P3">Rue XXXX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Frame_20_contents" style:display-name="Frame contents" style:family="paragraph" style:parent-style-name="Text_20_body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uthier Bastien</meta:initial-creator>
    <meta:creation-date>2011-01-19T15:09:06</meta:creation-date>
    <dc:date>2022-12-09T13:51:08.643512541</dc:date>
    <meta:editing-duration>PT2H11M54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2" meta:word-count="8" meta:character-count="45" meta:non-whitespace-character-count="35"/>
  </office:meta>
</office:document-meta>
</file>